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794985413222649540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222878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248554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222328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021422521675343865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10209951928515458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170043051706205705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687826937521279832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7973032875461298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79585521936562275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1517798651814531485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0T15:02:36.35</dc:date>
    <dc:creator>James  Lombardi</dc:creator>
    <meta:editing-duration>P7DT22H6M52S</meta:editing-duration>
    <meta:editing-cycles>710</meta:editing-cycles>
    <meta:generator>OpenOffice/4.1.2$Win32 OpenOffice.org_project/412m3$Build-9782</meta:generator>
    <meta:document-statistic meta:table-count="0" meta:image-count="0" meta:object-count="0" meta:page-count="23" meta:paragraph-count="610" meta:word-count="7908" meta:character-count="39396"/>
  </office:meta>
</office:document-meta>
</file>